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fo:background-color="transparen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>
        <style:tab-stops>
          <style:tab-stop style:position="0.318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e2267" fo:background-color="transparen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0.33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efc7c" fo:background-color="transparen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5.886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>
        <style:tab-stops>
          <style:tab-stop style:position="6.719cm" style:leader-style="solid" style:leader-text="_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17328" fo:background-color="transparent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>
        <style:tab-stops>
          <style:tab-stop style:position="4.528cm" style:leader-style="solid" style:leader-text="-"/>
        </style:tab-stops>
      </style:paragraph-properties>
      <style:text-properties style:font-name="Arial" fo:font-size="14pt" officeooo:paragraph-rsid="00217328" fo:background-color="transparen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>
        <style:tab-stops>
          <style:tab-stop style:position="7.234cm" style:leader-style="solid" style:leader-text="_"/>
        </style:tab-stops>
      </style:paragraph-properties>
      <style:text-properties style:font-name="Arial" fo:font-size="14pt" officeooo:paragraph-rsid="00217328" fo:background-color="transparen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0.337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2d589" fo:background-color="transparen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4a230" fo:background-color="transparent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69f7a" fo:background-color="transparent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>
        <style:tab-stops>
          <style:tab-stop style:position="6.077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>
        <style:tab-stops>
          <style:tab-stop style:position="7.234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>
        <style:tab-stops>
          <style:tab-stop style:position="2.33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8747e" fo:background-color="transparen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29b769" fo:background-color="transparent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17328" officeooo:paragraph-rsid="00217328" fo:background-color="transparent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4a230" officeooo:paragraph-rsid="0024a230" fo:background-color="transparen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fo:background-color="transparen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officeooo:paragraph-rsid="001efc7c" fo:background-color="transparent"/>
    </style:style>
    <style:style style:name="P27" style:family="paragraph" style:parent-style-name="Standard" style:master-page-name="">
      <style:paragraph-properties fo:line-height="150%" style:page-number="auto" style:writing-mode="page"/>
      <style:text-properties officeooo:paragraph-rsid="00217328" fo:background-color="transparent"/>
    </style:style>
    <style:style style:name="P28" style:family="paragraph" style:parent-style-name="Standard">
      <style:paragraph-properties fo:line-height="150%" style:writing-mode="page"/>
      <style:text-properties style:font-name="Arial" fo:font-size="14pt" officeooo:paragraph-rsid="002b2d99" style:font-size-asian="14pt" style:font-size-complex="14pt"/>
    </style:style>
    <style:style style:name="P29" style:family="paragraph" style:parent-style-name="Standard">
      <style:paragraph-properties fo:line-height="150%" style:writing-mode="page"/>
      <style:text-properties style:font-name="Arial" fo:font-size="14pt" officeooo:rsid="0024a230" officeooo:paragraph-rsid="0024a230" fo:background-color="transparent" style:font-size-asian="14pt" style:font-size-complex="14pt"/>
    </style:style>
    <style:style style:name="P30" style:family="paragraph" style:parent-style-name="Standard">
      <style:paragraph-properties fo:line-height="150%" style:writing-mode="page"/>
      <style:text-properties style:font-name="Arial" fo:font-size="14pt" fo:background-color="transparent" style:font-size-asian="14pt" style:font-size-complex="14pt"/>
    </style:style>
    <style:style style:name="P31" style:family="paragraph" style:parent-style-name="Standard">
      <style:paragraph-properties fo:line-height="150%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32" style:family="paragraph" style:parent-style-name="Standard">
      <style:paragraph-properties fo:line-height="150%" style:writing-mode="page">
        <style:tab-stops>
          <style:tab-stop style:position="0.318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33" style:family="paragraph" style:parent-style-name="Standard">
      <style:paragraph-properties fo:line-height="150%" style:writing-mode="page"/>
      <style:text-properties style:font-name="Arial" fo:font-size="14pt" officeooo:paragraph-rsid="001e2267" fo:background-color="transparent" style:font-size-asian="14pt" style:font-size-complex="14pt"/>
    </style:style>
    <style:style style:name="P34" style:family="paragraph" style:parent-style-name="Standard">
      <style:paragraph-properties fo:line-height="150%" style:writing-mode="page">
        <style:tab-stops>
          <style:tab-stop style:position="0.33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35" style:family="paragraph" style:parent-style-name="Standard">
      <style:paragraph-properties fo:line-height="150%" style:writing-mode="page">
        <style:tab-stops>
          <style:tab-stop style:position="4.528cm" style:leader-style="solid" style:leader-text="-"/>
        </style:tab-stops>
      </style:paragraph-properties>
      <style:text-properties style:font-name="Arial" fo:font-size="14pt" officeooo:paragraph-rsid="00217328" fo:background-color="transparent" style:font-size-asian="14pt" style:font-size-complex="14pt"/>
    </style:style>
    <style:style style:name="P36" style:family="paragraph" style:parent-style-name="Standard">
      <style:paragraph-properties fo:line-height="150%" style:writing-mode="page"/>
      <style:text-properties style:font-name="Arial" fo:font-size="14pt" officeooo:paragraph-rsid="00217328" fo:background-color="transparent" style:font-size-asian="14pt" style:font-size-complex="14pt"/>
    </style:style>
    <style:style style:name="P37" style:family="paragraph" style:parent-style-name="Standard">
      <style:paragraph-properties fo:line-height="150%" style:writing-mode="page">
        <style:tab-stops>
          <style:tab-stop style:position="0.337cm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38" style:family="paragraph" style:parent-style-name="Standard">
      <style:paragraph-properties fo:line-height="150%" style:writing-mode="page"/>
      <style:text-properties style:font-name="Arial" fo:font-size="14pt" officeooo:paragraph-rsid="00269f7a" fo:background-color="transparent" style:font-size-asian="14pt" style:font-size-complex="14pt"/>
    </style:style>
    <style:style style:name="P39" style:family="paragraph" style:parent-style-name="Standard">
      <style:paragraph-properties fo:line-height="150%" style:writing-mode="page"/>
      <style:text-properties style:font-name="Arial" fo:font-size="14pt" officeooo:paragraph-rsid="0028747e" fo:background-color="transparent" style:font-size-asian="14pt" style:font-size-complex="14pt"/>
    </style:style>
    <style:style style:name="P40" style:family="paragraph" style:parent-style-name="Standard">
      <style:paragraph-properties fo:line-height="150%" style:writing-mode="page"/>
      <style:text-properties fo:background-color="transparent"/>
    </style:style>
    <style:style style:name="P41" style:family="paragraph" style:parent-style-name="Standard">
      <style:paragraph-properties fo:line-height="150%" style:writing-mode="page"/>
      <style:text-properties officeooo:paragraph-rsid="00217328" fo:background-color="transparent"/>
    </style:style>
    <style:style style:name="P42" style:family="paragraph" style:parent-style-name="Standard">
      <style:paragraph-properties fo:line-height="150%" style:writing-mode="page"/>
      <style:text-properties officeooo:paragraph-rsid="0029b769" fo:background-color="transparent"/>
    </style:style>
    <style:style style:name="P43" style:family="paragraph" style:parent-style-name="Standard">
      <style:paragraph-properties fo:line-height="150%" style:writing-mode="page"/>
      <style:text-properties officeooo:paragraph-rsid="002b14f6" fo:background-color="transparent"/>
    </style:style>
    <style:style style:name="P4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fo:background-color="transparen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22d589" fo:background-color="transparent" style:font-size-asian="14pt" style:font-size-complex="14pt"/>
    </style:style>
    <style:style style:name="P46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278881" fo:background-color="transparent" style:font-size-asian="14pt" style:font-size-complex="14pt"/>
    </style:style>
    <style:style style:name="P4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fo:background-color="transparent" style:font-size-asian="14pt" style:font-size-complex="14pt"/>
    </style:style>
    <style:style style:name="P4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4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e2267" fo:background-color="transparent" style:font-size-asian="14pt" style:font-size-complex="14pt"/>
    </style:style>
    <style:style style:name="P5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0.85cm" style:leader-style="solid" style:leader-text="-"/>
        </style:tab-stops>
      </style:paragraph-properties>
      <style:text-properties style:font-name="Arial" fo:font-size="14pt" fo:background-color="transparent" style:font-size-asian="14pt" style:font-size-complex="14pt"/>
    </style:style>
    <style:style style:name="P5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278881" fo:background-color="transparent" style:font-size-asian="14pt" style:font-size-complex="14pt"/>
    </style:style>
    <style:style style:name="P52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fo:background-color="transparen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fo:background-color="transparen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9b769" officeooo:paragraph-rsid="0029b769" fo:background-color="transparen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b14f6" officeooo:paragraph-rsid="002b14f6" fo:background-color="transparent" style:font-size-asian="14pt" style:font-size-complex="14pt"/>
    </style:style>
    <style:style style:name="P56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57" style:family="paragraph" style:parent-style-name="Standard">
      <style:paragraph-properties fo:line-height="150%" style:writing-mode="page"/>
      <style:text-properties style:font-name="Arial" fo:font-size="14pt" fo:background-color="transparent" style:font-size-asian="14pt" style:font-size-complex="14pt"/>
    </style:style>
    <style:style style:name="P58" style:family="paragraph" style:parent-style-name="Standard" style:list-style-name="">
      <style:paragraph-properties fo:line-height="150%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59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officeooo:paragraph-rsid="001a33dd" fo:background-color="transparent" style:font-size-asian="14pt" style:font-size-complex="14pt"/>
    </style:style>
    <style:style style:name="P60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fo:background-color="transparent" style:font-size-asian="14pt" style:font-size-complex="14pt"/>
    </style:style>
    <style:style style:name="P61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fo:background-color="transparent" style:font-size-asian="14pt" style:font-size-complex="14pt"/>
    </style:style>
    <style:style style:name="P62" style:family="paragraph" style:parent-style-name="Standard" style:list-style-name="" style:master-page-name="">
      <style:paragraph-properties fo:line-height="150%" style:page-number="auto" style:writing-mode="page"/>
      <style:text-properties fo:background-color="transparen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2267" style:font-size-asian="14pt" style:font-size-complex="14pt"/>
    </style:style>
    <style:style style:name="T3" style:family="text">
      <style:text-properties style:font-name="Arial" fo:font-size="14pt" officeooo:rsid="001efc7c" style:font-size-asian="14pt" style:font-size-complex="14pt"/>
    </style:style>
    <style:style style:name="T4" style:family="text">
      <style:text-properties style:font-name="Arial" fo:font-size="14pt" officeooo:rsid="00217328" style:font-size-asian="14pt" style:font-size-complex="14pt"/>
    </style:style>
    <style:style style:name="T5" style:family="text">
      <style:text-properties style:font-name="Arial" fo:font-size="14pt" officeooo:rsid="00269f7a" style:font-size-asian="14pt" style:font-size-complex="14pt"/>
    </style:style>
    <style:style style:name="T6" style:family="text">
      <style:text-properties style:font-name="Arial" fo:font-size="14pt" officeooo:rsid="00278881" style:font-size-asian="14pt" style:font-size-complex="14pt"/>
    </style:style>
    <style:style style:name="T7" style:family="text">
      <style:text-properties style:font-name="Arial" fo:font-size="14pt" officeooo:rsid="0028747e" style:font-size-asian="14pt" style:font-size-complex="14pt"/>
    </style:style>
    <style:style style:name="T8" style:family="text">
      <style:text-properties style:font-name="Arial" fo:font-size="14pt" officeooo:rsid="0029b769" style:font-size-asian="14pt" style:font-size-complex="14pt"/>
    </style:style>
    <style:style style:name="T9" style:family="text">
      <style:text-properties style:font-name="Arial" fo:font-size="14pt" officeooo:rsid="002b14f6" style:font-size-asian="14pt" style:font-size-complex="14pt"/>
    </style:style>
    <style:style style:name="T10" style:family="text">
      <style:text-properties officeooo:rsid="001a33dd"/>
    </style:style>
    <style:style style:name="T11" style:family="text">
      <style:text-properties officeooo:rsid="001c7c90"/>
    </style:style>
    <style:style style:name="T12" style:family="text">
      <style:text-properties style:font-name="Arial1" officeooo:rsid="001c7c90"/>
    </style:style>
    <style:style style:name="T13" style:family="text">
      <style:text-properties style:font-name="Arial1" officeooo:rsid="001c822b" style:font-name-asian="Arial1" style:font-name-complex="Arial1"/>
    </style:style>
    <style:style style:name="T14" style:family="text">
      <style:text-properties style:font-name="Arial1" officeooo:rsid="0022d589"/>
    </style:style>
    <style:style style:name="T15" style:family="text">
      <style:text-properties style:font-name="Arial1" officeooo:rsid="0024a230"/>
    </style:style>
    <style:style style:name="T16" style:family="text">
      <style:text-properties style:font-name="Arial1" officeooo:rsid="00269f7a"/>
    </style:style>
    <style:style style:name="T17" style:family="text">
      <style:text-properties officeooo:rsid="001c822b"/>
    </style:style>
    <style:style style:name="T18" style:family="text">
      <style:text-properties officeooo:rsid="001e2267"/>
    </style:style>
    <style:style style:name="T19" style:family="text">
      <style:text-properties officeooo:rsid="001efc7c"/>
    </style:style>
    <style:style style:name="T20" style:family="text">
      <style:text-properties officeooo:rsid="00217328"/>
    </style:style>
    <style:style style:name="T21" style:family="text">
      <style:text-properties officeooo:rsid="0022d589"/>
    </style:style>
    <style:style style:name="T22" style:family="text">
      <style:text-properties officeooo:rsid="0024a230"/>
    </style:style>
    <style:style style:name="T23" style:family="text">
      <style:text-properties officeooo:rsid="00269f7a"/>
    </style:style>
    <style:style style:name="T24" style:family="text">
      <style:text-properties officeooo:rsid="00278881"/>
    </style:style>
    <style:style style:name="T25" style:family="text">
      <style:text-properties officeooo:rsid="0028747e"/>
    </style:style>
    <style:style style:name="T26" style:family="text">
      <style:text-properties officeooo:rsid="0029b769"/>
    </style:style>
    <style:style style:name="T27" style:family="text">
      <style:text-properties officeooo:rsid="002b14f6"/>
    </style:style>
    <style:style style:name="T28" style:family="text">
      <style:text-properties fo:language="en" fo:country="US" fo:background-color="transparent" loext:char-shading-value="0" style:font-name-asian="Lucida Sans Unicode" style:font-name-complex="Times New Roman"/>
    </style:style>
    <style:style style:name="T29" style:family="text">
      <style:text-properties fo:language="en" fo:country="US" fo:background-color="transparent" loext:char-shading-value="0" style:font-name-asian="Lucida Sans Unicode" style:font-name-complex="Times New Roman" style:font-size-complex="10pt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Lucida Sans Unicode" style:font-name-complex="Times New Roman" style:font-size-complex="10pt"/>
    </style:style>
    <style:style style:name="Sect1" style:family="section">
      <style:section-properties fo:margin-left="2.54cm" fo:margin-right="8.647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52">G. K. Laskomerský:</text:p>
        <text:h text:style-name="P56" text:outline-level="2"><text:bookmark-start text:name="bookmark3"/>STARÝ ZAĽÚBENEC.</text:h>
        <text:h text:style-name="P58" text:outline-level="2"><text:bookmark-end text:name="bookmark3"/></text:h>
        <text:p text:style-name="P3"/>
        <text:p text:style-name="P30">Fraška v 1. dejstve od G. K. Laskomerského.</text:p>
        <text:p text:style-name="P3"/>
        <text:p text:style-name="P30">OSOBY:</text:p>
        <text:p text:style-name="P3">Pani Dudra, vdova.</text:p>
        <text:p text:style-name="P4">Lenka, jej príbuzná a gazdiná.</text:p>
        <text:p text:style-name="P31">Štefan Zurvalec, <text:span text:style-name="T10">j</text:span>ej miláček.</text:p>
        <text:p text:style-name="P31">Úlisný, starý úžerník,</text:p>
        <text:p text:style-name="P31">Novinka, s<text:span text:style-name="T10">ú</text:span>seda.</text:p>
        <text:p text:style-name="P3"/>
        <text:p text:style-name="P30"/>
        <text:p text:style-name="P30">Výstup 1.</text:p>
        <text:p text:style-name="P3"/>
        <text:p text:style-name="P30">Lenka a Štefan.</text:p>
        <text:p text:style-name="P47"/>
        <text:p text:style-name="P44"><text:soft-page-break/>Lenka (pri stolíku zamestnaná). Ale, Štefan, pre pána Jána, ako si ty sem prikvitol? Vráta s<text:span text:style-name="T10">ú</text:span> zamknuté, tatka strežie a Úlisný lezie ako jazvec: teda mi len povedz, akým činom si sa sem dostal?</text:p>
        <text:p text:style-name="P48">Štefan. Ako? Hm, láska a stálosť všetko pre­môžu. Známo ti bude zo svätého Písma, že anjel niesol Habakuka povetrím za vlasy; a rytier Trenk topánkovou pra<text:span text:style-name="T10">c</text:span>kou pre<text:span text:style-name="T10">šk</text:span>r<text:span text:style-name="T10">a</text:span>bal hrubý múr na žalári a zutekal. — Chodím, chodím pred tvojou hospodou, ako kocúr pred myšacou dier­kou: mučím sa, rozmýšľam, ako sa dnu dosta<text:span text:style-name="T10">ť.</text:span> <text:span text:style-name="T10">Vto</text:span>m <text:span text:style-name="T10">pri</text:span>páli priecnikár: t<text:span text:style-name="T10">r</text:span>y! try! try! s palicou v ruk<text:span text:style-name="T10">e</text:span> a s košom na chrbte rovno proti vašim vrátam. Prv než by zacengal, priskočím k nemu, dám mu dobré slovo a dve koruny do hrsti, aby ma vzal do koša. On pristal; pokrčím sa na pá<text:span text:style-name="T10">g</text:span>eľ a šmyk pod plachtu do koša. Otvoria vráta — — vkročí dnu, položí kôš pred tetkinu izbu, a kým ona tamdn<text:span text:style-name="T10">u</text:span> — ako vieš — pre svojho mopsla každodenné prie<text:span text:style-name="T10">c</text:span>ne vyberala, vyšvihol som sa z ko<text:span text:style-name="T10">š</text:span>a a hajde do tvojho náručia. (Objíme a bozká ju.) Ac<text:span text:style-name="T10">h</text:span> na tie slané prie<text:span text:style-name="T10">c</text:span>ne taký sladký pyštek, ako to chutí!</text:p>
        <text:p text:style-name="P47">Lenka. Choďže, ty šašo! Nech len príde tetka, však tá tebe zasolí!</text:p>
        <text:p text:style-name="P47">Štefan. Neboj sa, anjel môj, tá teraz nestačí: češe si mopslíka a páli mu kučery na chvostíku do parády; zajtra mu slávi deň narodenia,</text:p>
        <text:p text:style-name="P47">Lenka (vzdychne). Ach!</text:p>
        <text:p text:style-name="P47"><text:soft-page-break/>Štefan. Och!</text:p>
        <text:p text:style-name="P47">Lenka. Neposmievaj sa, Štefan, naše položenie je smutnejšie, ako sa ty domnievaš. Ja — <text:span text:style-name="T10">ja</text:span> s<text:span text:style-name="T10">a</text:span> usmrtím, <text:span text:style-name="T10">j</text:span>a to neprežijem.</text:p>
        <text:p text:style-name="P47">Štefan. Ani ja.</text:p>
        <text:p text:style-name="P47">Lenka. Ja — ja sa s toho sveta zožeriem.</text:p>
        <text:p text:style-name="P48">Štefan. Ozaj, či máš taký apetíť? Prosím ťa, aspoň srdce mi nechaj. — Lenka moja. <text:span text:style-name="T10">J</text:span>a sa nezožeriem, ale sa radšej obžeriem, až ma roz­trhne, a len potom romanticky dokonám. No ale neboj sa, moja domová pokladnica, nebude nám <text:span text:style-name="T10">t</text:span>reba páchať takéto samovraždy. — Hľaďže, dieťa moje, bez božej vôle ani vrabec s plota ne­spadne: hovorí sa ďalej, že deti a opilých anjeli strážia; keby oni nie, koľko by sa ich už bolo pobilo. No, vidíš, zaľúbení sú tiež ťarbaví ako det,. a opojení sú tiež. lenže, pravda, láskou.</text:p>
        <text:p text:style-name="P47">Lenka. No, isteže tak i oni právom môžu <text:span text:style-name="T10">ž</text:span>ia­dať anjelskú podporu! — Všetko to je pravda, ale sú i čerti vo svete.</text:p>
        <text:p text:style-name="P47">Štefan. Ale povedz ty mne, duša zlatá, čo ja tej tetke tak ležím na srdci?</text:p>
        <text:p text:style-name="P47">Lenka. Horký tvoj na srdci, v žalúdku jaj ležíš ako nedovarená knédľa! Máš tri v jej očiach za hriech pokladané vlastnosti.</text:p>
        <text:p text:style-name="P3">Štefan. A to?</text:p>
        <text:p text:style-name="P3"><text:soft-page-break/>Lenka. A to po prvé: že nie si bohatý: — po druhé: že si chudobný; — a po tretie: že teda nemáš peňazí.</text:p>
        <text:p text:style-name="P3">Štefan. Maličkosť!</text:p>
        <text:p text:style-name="P3">Lenka. A to veľká maličkosť. — Raz, keď ťa práve zlý duch oblokom zo záhrady sem ku mne trepal, bola ona nešťastnou náhodou tu. Ona sa <text:span text:style-name="T10">ť</text:span>a pýtala, čo tu chceš, <text:span text:style-name="T10">č</text:span>i sú tadeto dvere do chyže. A ty si jej posmešne vyp<text:span text:style-name="T10">l</text:span>azil jazyk a odvetil: „Prosím za odpustenie, stará pani, tuším som zablúdil. Či je tadiaľto cesta do Štiavnice?“ — No, povedz, či nebolo tak?</text:p>
        <text:p text:style-name="P3">Štefan. Ha-ha-ha, potom ma chcela opáliť ba­kuľou, ale ma netrafila, a miesto mňa fukla svojho milá<text:span text:style-name="T10">č</text:span>ka mopsla, čo sa jej práve po nohami šmotlal a na mňa brechal. Ja, skočiac do z<text:span text:style-name="T10">á</text:span>hrady, polámal a pošliapal som jej cyprus, kôpor, uhorky a všetky tekvice.</text:p>
        <text:p text:style-name="P3">Lenka. <text:span text:style-name="T10">Č</text:span>o veru špatné bolo. A to ti ona ne­môže nikdy zabudnúť.</text:p>
        <text:p text:style-name="P3">Štefan. Má veru na <text:span text:style-name="T10">j</text:span>ej vysoký vek zdrav<text:span text:style-name="T10">ú </text:span>pamäť.</text:p>
        <text:p text:style-name="P3">Lenka. A k tomu ten starý, špatný <text:span text:style-name="T10">Úli</text:span>sn<text:span text:style-name="T10">ý</text:span> vždy väčšmi a väčšmi dotiera i s tetkou do mňa.</text:p>
        <text:p text:style-name="P3">Šte<text:span text:style-name="T10">fa</text:span>n. Čo? To staré tr<text:span text:style-name="T10">l</text:span>o s t<text:span text:style-name="T10">ý</text:span>m zamasteným chomútom? Ak sa opováži ruku vystrieť za tebou, nuž mu vyrežem kríž na čele a budem ho hasiť po tom dlhom kaftane, kým <text:soft-page-break/>nev<text:span text:style-name="T10">y</text:span>skoč<text:span text:style-name="T10">í </text:span>z kože.</text:p>
        <text:p text:style-name="P47">Lenka. Daj pokoj. Štefko, tie reči nič nepo­môžu. Má dom, lúky, ro<text:span text:style-name="T10">l</text:span>e, pole <text:span text:style-name="T10">a</text:span> peňazí ako pliev.</text:p>
        <text:p text:style-name="P47">Štefan. Ten <text:span text:style-name="T10">c</text:span>huďas, <text:span text:style-name="T10">v</text:span>šak by z toho ani naj­podlejšej rum<text:span text:style-name="T10">f</text:span>urtskej polievky <text:span text:style-name="T10">n</text:span>enavaril! A ten sa chce ženiť! Však od neho ani pes kus chleba nevezme, lebo mu ho nedá, a taká morská po­tvora zamýšľa túto perlu —</text:p>
        <text:p text:style-name="P48">Lenka. Perla sem. perla tam, — ale tetku už aj o moju ruku oslovil.</text:p>
        <text:p text:style-name="P47">Štefan (zadivený). Čože? Už?</text:p>
        <text:p text:style-name="P47">Lenka. Tetka mi to veľké šťastie predniesla a vykladala, že ja, chudobné dievča, to obomi rukami chopiť mám. Keď som sa muknúť opo­vážila, pohrozila mi tou tebe dobre známou ba­kuľou, že či azda za hocijakým pobehajom to iste teba rozumela pobežím.</text:p>
        <text:p text:style-name="P47">Štefan (pokloní sa hlboko).</text:p>
        <text:p text:style-name="P47">Lenka. Že náhle pobadá <text:span text:style-name="T10">s</text:span> tebou nejaké potuteľstvá, aby som sa jej viac ani na oči neukázala, že ma naskutku vypráši z domu do šíreho sveta, mňa, opustenú sirotu.</text:p>
        <text:p text:style-name="P47">Štefan. Ach, ba-ba-ba! (Škrabe sa.) To je čer­tovská, fatálna motanina! Nuž a ty, pipík zlatý, čože si ty na to?</text:p>
        <text:p text:style-name="P47"><text:soft-page-break/>Lenka (kukne naň ponad zásterku). Už či tak skapať, či tak skapať, ale radšej pôjdem, milý môj, s tebou kolenačky až hen do Amstrdámu, ako s tým s<text:span text:style-name="T10">t</text:span>arým tabačníkom na koči do jeho príbytku.</text:p>
        <text:p text:style-name="P47">Štefan (vyskočí). Sláva ti. Lenuška moja</text:p>
        <text:p text:style-name="P47">Lenka (zapcháva m<text:span text:style-name="T10">u</text:span> rukou ústa). Nekrič, ne­šťastník — hneď ti je bakuľa na chrbte!</text:p>
        <text:p text:style-name="P47">Štefan (tichšie). Sláva ti, Lenka moja! Teraz sa nebojím ani čert<text:span text:style-name="T10">a</text:span> z pekla. Boh je s nami, kto proti nám, toho diabol smetie! Láska s vy­trvalosťou preborí všetko, i najhrubšie múry! — Jaj, keby som ho teraz tu mal, toho úžerníka, vytrhal by som mu vlasy — ale má, škraták, parochňu, vykĺzol by mi —</text:p>
        <text:p text:style-name="P3">(Za scénou počuť kašľať.)</text:p>
        <text:p text:style-name="P47">Lenka. Ach, pre Boha, Šte<text:span text:style-name="T10">f</text:span>ko, či počuješ kašľať? Cho<text:span text:style-name="T10">ď,</text:span> choď, lebo ak ťa tu dopadnú, nuž sme ztratení. (Tisne ho von dvermi.)</text:p>
        <text:p text:style-name="P47">Štefan. S Bohom, Lenka, drž sa statočne! Do videnia! (Bozká ju a vyskočí von.)</text:p>
        <text:p text:style-name="P3"/>
        <text:p text:style-name="P30">Výstup 2.</text:p>
        <text:p text:style-name="P3"/>
        <text:p text:style-name="P30">Lenka a Úlisný.</text:p>
        <text:p text:style-name="P47"><text:soft-page-break/></text:p>
        <text:p text:style-name="P44">Lenka. Či hreje ten bozk! Pri takýchto boz­koch by nebolo treba ani kachle kúriť. <text:span text:style-name="T11">Š</text:span>tverák je na<text:span text:style-name="T11">j</text:span>štveráckejší, ale dobrým, statočným srd­com<text:span text:style-name="T12">;</text:span> no a špatný je veru nie: štihlý, pekný vzrast, milá, čerstvá tvár, a tá veselosť musí srdce dievčaťa okúzliť. A toho by mala opustiť pre Úlisného? Nikdy, <text:span text:style-name="T17">č</text:span>o by mi cestu dukátmi vyklada<text:span text:style-name="T17">l</text:span> a čo by, čo by — pod holým nebom lietal. Azda i ja niečo lepšieho, krajšieho a mlad­šieho zaslúžim. Hm! (pozerá sa do zrkadla) a či nie —?</text:p>
        <text:p text:style-name="P3">Úlisný (vkročí ukradomky do izby. Stranou). Ps<text:span text:style-name="T17">t</text:span>! Aha, tu je moja holubica — a tu je i kra<text:span text:style-name="T17">hu</text:span>lec, hi-hi-h<text:span text:style-name="T17">i</text:span>! (Hádže jej za chrbtom pyšteky.)</text:p>
        <text:p text:style-name="P47">Lenka (zazrúc ho v zrkadle, trhne sa. Stranou). Jaj, hľa, hľa! Škaredník. (Tru<text:span text:style-name="T17">č</text:span>ovit<text:span text:style-name="T17">e</text:span>.) A čo ska­menieš na soľ ako Lótova žena, a čo ťa za celé dva roky budú barany lízať, predsa sa ti ne­obrátim tvárou.</text:p>
        <text:p text:style-name="P47">Úlisný (pre seba). Nezbadala ma. (Ňuchá na všetky strany.) Fi, f<text:span text:style-name="T17">i</text:span>, tu chlapinou razí. Dohán? Hm, to nie je trafika, to môj nos dobre rozo­znáva, to je pravý turecký. Čo sa tu dialo? Kto tu bol? To sa musíme dozvedieť. Stará pani ne­fajčí, tá len šnupe. Ale počkaj, niekde by sme sa mohli uchýliť a načúvať (obzerá sa), to mne už často a ve<text:span text:style-name="T17">ľ</text:span>mi dobre poslúžilo. Hľaďže, do tejto kadi, prázdna je, do tej sa učupím. (Vtrepe sa dnu.)</text:p>
        <text:p text:style-name="P47"><text:soft-page-break/>Lenka (pre seba). Stará po<text:span text:style-name="T17">š</text:span>etilá líška <text:span text:style-name="T13">—</text:span> bodaj by si z tej diery viac nevyliezol. aby si už nepáchal zločiny a netrýzni<text:span text:style-name="T17">l</text:span> viac pokojných ľudí. (Počuť kašľať.) Aha, ide tetka.</text:p>
        <text:p text:style-name="P47">Úlisný (stranou). Teraz pozor! — Len kedy <text:span text:style-name="T17">a</text:span> ako sa ja zasa dostanem z tejto pre moje chudé kosti nepohodlnej pohovky.</text:p>
        <text:p text:style-name="P5"/>
        <text:p text:style-name="P32"/>
        <text:p text:style-name="P32">Výstup 3.</text:p>
        <text:p text:style-name="P3"/>
        <text:p text:style-name="P30">Dudra (s ceduľou, pripätou na chrbte), predošl<text:span text:style-name="T17">í</text:span>.</text:p>
        <text:p text:style-name="P47"/>
        <text:p text:style-name="P44">Dudra. Taká som natešená. Lenuška. Fidel už celkom prichodí k sebe, dala som mu včera zasa toho pepsinu, mal už dobrý apetít.</text:p>
        <text:p text:style-name="P47">Lenka (pre seba). Ve<text:span text:style-name="T17">ď</text:span> tak psine pepsínu, aby dostal apetít, a chudobných ľudí odo dvier odháňať.</text:p>
        <text:p text:style-name="P47">Dudra. Dnes už, chudáčik, spapal celý mastný prieceň i pol šálky ragou polievky, (Vzdychne.) Môžeš, dieťa moje, bohumilý skutok urobiť a to, čo z tej polievky ostalo, zaniesť chorej špitálničke.</text:p>
        <text:p text:style-name="P47"><text:soft-page-break/>Lenka. <text:span text:style-name="T17">Č</text:span>o pes Fidel zožrať nechcel, to sa má dostať chorej žobráčke?</text:p>
        <text:p text:style-name="P47">Dudra. Jestli ti je ľúto, môžeš ju i sama uži<text:span text:style-name="T17">ť</text:span>, dievka moja.</text:p>
        <text:p text:style-name="P47">Lenka. Hoci som chudobná, ale tak hlboko sa s<text:span text:style-name="T17">n</text:span>ížiť nedám, že by som oprsky za psom stre<text:span text:style-name="T17">b</text:span>a<text:span text:style-name="T17">ť</text:span> mala.</text:p>
        <text:p text:style-name="P47">Dudra. Láry-<text:span text:style-name="T17">f</text:span>áry — daj sa mi Bože! Či je môj Fidelko nie čistý? Či ho len jeden deň za­meškám kúpať a česať? Či nemá čistejší pyštek, ako mnohý cigarou a pivom raziaci gavalier? Či pije pálenku, či žerie cibuľu, či fajčí a či močku žuje, há?</text:p>
        <text:p text:style-name="P47">Lenka. A čo by bol povestným psom českého kráľa Václava, jednako by som ho v pokrme neodmenila.</text:p>
        <text:p text:style-name="P47">Dudra (sadá si; ako sa skrúti, zazrie jej Lenka na chrbte visiacu ceduľku. Prečíta ju a potom, radostne prekvapená, dolu strhne). Čo to? Čo mi škrabeš po chrbte?</text:p>
        <text:p text:style-name="P47">Lenka (v rozpakoch). Ach, tetuška, mali ste húsenicu na chrbte.</text:p>
        <text:p text:style-name="P47">Dudra. Húsenicu — ba kýho be<text:span text:style-name="T17">ť</text:span>aha!</text:p>
        <text:p text:style-name="P47">Lenka. Áno, tú, čo po psom mlieku le<text:span text:style-name="T17">z</text:span>ieva.</text:p>
        <text:p text:style-name="P47">Dudra. Vidíš, okolo Troch kráľov, to je divn<text:span text:style-name="T18">é</text:span>: budeme ma<text:span text:style-name="T18">ť</text:span> skoré leto. (Práši si rukou plecia.) Len by ich viac nebolo — to štípe. (Obzerá ká­vový riad.<text:span text:style-name="T18">)</text:span></text:p>
        <text:p text:style-name="P47">Lenka (číta ukradomky). „Lenka, dušička! Som na stráži. Ten starý tabačník je kdesi u vás, iste čertov smyšľa, buď stála a pevná. Ja prídem čo najskôr k tebe. <text:soft-page-break/>musím sa s tebou shovárať, čo ako. Prídem zababušený, len ma počkaj. Listonošom mojím, ako vidíš, je tvoja dobrá pani tetka. Prevzala tú úlohu na seba, ke<text:span text:style-name="T18">ď</text:span> šla hore schodmi. S Bo<text:span text:style-name="T18">h</text:span>om! Tvoj Štefan.“ — No, či nie j<text:span text:style-name="T18">e</text:span> šibal? S nôh by spadla. Ach, keby sa len skoro ukázal ten môj anjel strážca.</text:p>
        <text:p text:style-name="P47">Dudra. <text:span text:style-name="T18">Č</text:span>o šomreš?</text:p>
        <text:p text:style-name="P47">Lenka. Spievam si, tetuška:</text:p>
        <text:p text:style-name="P6">Vlasov, zubov nemá, chrbát pokrčený.</text:p>
        <text:p text:style-name="P33">Načo tebe žena, nač<text:span text:style-name="T18">o</text:span> sa to žení?</text:p>
        <text:p text:style-name="P47"/>
        <text:p text:style-name="P44">Dudra. Tak, Lenka, spievaj si, vereniciam sa tak svedčí.</text:p>
        <text:p text:style-name="P47">Lenka. Ver<text:span text:style-name="T18">e</text:span>nica? O tom ničoho neviem.</text:p>
        <text:p text:style-name="P47">Dudra (hrozí sa jej). Ej, ty kľampa, dobre ty už šípiš! No, sadni si, sem, blízko ku mne, a len daj pozor, aby si mi otlaky neurazila: chvála Bohu, dnes ma nebolia, bude zajtra jasno.</text:p>
        <text:p text:style-name="P47">Lenka (stranou). Ach, ale mňa začínajú páliť, mne sa nebo iste zachmúri.</text:p>
        <text:p text:style-name="P47">Dudra. Lenka, ja som <text:span text:style-name="T18">ť</text:span>a od tvojej úbohej matky, mojej sesternice, na smrteľnej posteli prijala ako svoju dcéru, a tak i vychovala, opa­trovala. V mojej nekonečnej láske proti tebe som sa rovnako i o tvoju budúcnosť materinskou mysľou postarala.</text:p>
        <text:p text:style-name="P47"><text:soft-page-break/>Lenka. Ach!</text:p>
        <text:p text:style-name="P47">Dudra. <text:span text:style-name="T18">Č</text:span>as je tu vydať sa. (Kašle.) Poprednou povinnosťou stavu manželského je: starať sa o zadné kolesá, to jest starobu mať poistenú; ale k tomu sú tri veci nevyhnutne potrebné, a to: po prvé peniaze, po druhé peniaze a po tretie pe­niaze. — Krása, mladosť a čo vy láskou menu­jete, sú veci pobočné, zbytočné.</text:p>
        <text:p text:style-name="P47">Lenka. Teda srdce, tetuška, je v stave man­želskom úplne zbytočné?</text:p>
        <text:p text:style-name="P47">Dudra. Zbytočné; len vačok nie. Ešte dobrý žalúdok sa v stave manželskom lepšie hodí, ako dobré srdce. Ten musí byť silný.</text:p>
        <text:p text:style-name="P47">Lenka. Nuž ale keď sa chudobný pár len práve pre obapo<text:span text:style-name="T18">l</text:span>né <text:span text:style-name="T18">c</text:span>tnosti ľúbi —</text:p>
        <text:p text:style-name="P47">Dudra. Je c<text:span text:style-name="T18">h</text:span>yba. Tí <text:span text:style-name="T18">l</text:span>en proletariát rozmno­žujú. A ver mi, i najvrelšia láska pri studenej kuchyni ochladne, a z lásky potom nasledujú nenávisť, námietky a nadávanie.</text:p>
        <text:p text:style-name="P47">Lenka (vrelo). Odporujem. Za jedno: z chu­dobných bývajú bohatí, z bohatých chudobní, a za druhé: verná láska vytrvale znáša všetky ne­resti, slúžiac za podnet k pracovitosti. Koho ľúbime, tomu k vôli čo len možné urobíme, naproti tomu koho neľúbime —</text:p>
        <text:p text:style-name="P49">Dudra. Blázon, načo sa namáhať, hrdľovať, keď sa k pohodliu ľahko dostať môžeme. — Ty sa odvolávaš na morálku, a pri tej i hladom umrieš, drž sa ty <text:soft-page-break/>praktiky, a nie maznavých prehnaných utopistických bl<text:span text:style-name="T18">ú</text:span>znin. No ale <text:span text:style-name="T18">č</text:span>o tu dlho rozumov<text:span text:style-name="T18">a</text:span>ť, len nakrátko k veci (kašle) — pán Úlisný je už múdry —</text:p>
        <text:p text:style-name="P3">Lenka. To má znamenať, že je — starý.</text:p>
        <text:p text:style-name="P3">Dudra. Nie je tak príliš pekný —</text:p>
        <text:p text:style-name="P3">Lenka. Ale dokonalá maškara.</text:p>
        <text:p text:style-name="P3">Dudra. Fuj, Lenka, — ale statočný človek!</text:p>
        <text:p text:style-name="P3">Lenka. Fuj, tetka, neprezývajte ho!</text:p>
        <text:p text:style-name="P3">Dudra. A čo je hlavné — má dudky!</text:p>
        <text:p text:style-name="P3">Lenka. Nešťastné dudky!</text:p>
        <text:p text:style-name="P3">Dudra. Nuž tak, Lenka, som ja to rúče s ním do poriadku uviedla.</text:p>
        <text:p text:style-name="P3">Lenka. Čo?</text:p>
        <text:p text:style-name="P3">Dudra. Blázonko — nuž sľúbila som teba jemu za ženičku. (Usmieva sa a štípe ju v líce.)</text:p>
        <text:p text:style-name="P3">Lenka. Úlisnému?</text:p>
        <text:p text:style-name="P3">Dudra. Nuž áno, bohatému pánu Úlisnému.</text:p>
        <text:p text:style-name="P3">Lenka (vstanúc hore). No, to ste sa veru márne ustávali. Vy nemáte nijakého práva mňa niekomu sľubovať, tým menej však <text:span text:style-name="T18">Ú</text:span>lisnému. Ani ja k tomu s mojej strany na nijaký spôsob — ne­privolím.</text:p>
        <text:p text:style-name="P25"><text:soft-page-break/><text:span text:style-name="T1">Dudra (podoprie si bok</text:span><text:span text:style-name="T2">y</text:span><text:span text:style-name="T1">). Ho-ho-ho! Pozriteže nevďačnicu! — Ale keď musíš!</text:span></text:p>
        <text:p text:style-name="P3">Lenka. Ja nechcem, nemusím! Všetky vaše prednesené dôvody rozplynú sa ako hmla pred mojou pevnou vôľou. — Ešte že by som sa ja zapredala človeku s čiernou dušou a sivou hla­vou, ktorý má viac ťaž<text:span text:style-name="T18">k</text:span>ých hriechov na pleciach, ako vlasov na hlave; na ktorého každej babke ľpie pot, krv a kliatba chudobných ľudí.</text:p>
        <text:p text:style-name="P47">Úlisný (vystrčí hlavu. Pre seba). Ej, moja verenica má veru dobrý mlynček.</text:p>
        <text:p text:style-name="P47">Dudra. Počúvajte, ľudia boží, nuž či s<text:span text:style-name="T18">t</text:span>e už niečo takého slýchali od takejto potvory? — Akože sa ty opovážiš zlorečiť na takého váž­neho človeka, ako je pán Úlisný! A nevieš, že on nielen ako majetný gazda, ale vôbec ako vážny mešťan v našej obci požíva všeobecnú úctu; či nevieš, že za jeho hlasom ide väčšina mešťanov, ako ovce za baranom.</text:p>
        <text:p text:style-name="P47">Lenka. Idú, lebo sú hlúpi ako barany; alebo z podl<text:span text:style-name="T18">o</text:span>sti a bázne pred jeho zlou papuľou a jeho — ako ich menujete — dudkami. Zkade jeho statočnosť? — Pýtajte sa len, z dom do domu vám zahudú nôtu o tom svätuškárovi: od toho kupoval veľkou, tamtomu predával malou mierou; tomu ukradol kopu sena, tamtomu odoral pole, toho očiernil, — ale každú nedeľu pod oboma pazuchami štveral hrubé knihy do ko­stola. — Ničomník! (Stranou.) Zohriala som mu kúpeľ, bude mu teplo v kadi.</text:p>
        <text:p text:style-name="P47">Úlisný (vykukne). Ale ma ofajčila!</text:p>
        <text:p text:style-name="P47"><text:soft-page-break/>Dudra (v zlosti). Ani muknúť viac — naničhodnica! <text:span text:style-name="T18">Č</text:span>i ju vidíš! <text:span text:style-name="T18">Č</text:span>i tak poslúchaš svoju tetku, há?</text:p>
        <text:p text:style-name="P47">Lenka. Odpusťte! V tomto prípade neposlú­cham, ani poslúchať nebudem. So svojou rukou a nasledovne so svojím srdcom rozkazovať bu­dem len ja sama.</text:p>
        <text:p text:style-name="P3">Dudra (dupne nohou). Musíš!</text:p>
        <text:p text:style-name="P3">Lenka. N<text:span text:style-name="T18">e</text:span>d<text:span text:style-name="T18">u</text:span>pkajte, tetuška, budú vás bolieť otlaky.</text:p>
        <text:p text:style-name="P3">Dudra (zasa dupne). Musíš!</text:p>
        <text:p text:style-name="P3">Lenka (tiež tak). Nemusím!</text:p>
        <text:p text:style-name="P3">Úlisný (pre seba). Oho! — Už je po subordinácii!</text:p>
        <text:p text:style-name="P3">Dudra (hrozí bakuľou). No, počkaj, nezbednica, naučím ja teba poslúchať, napravím ja tvoju trvd<text:span text:style-name="T18">ú</text:span> hlavu. Jestli naskutku neprivolíš — vy­tvorím ťa z dedictva, svlečiem až na košeľu a vyprášim z domu, ty hlavatá naničhodnica, ty! — Nuž či som ja toto za svoju dobrotu zaslúžila? (Zunovaná klesá na stoličku.)</text:p>
        <text:p text:style-name="P3">Lenka. Darmo je, ale ináč byť nemôže.</text:p>
        <text:p text:style-name="P3">Úlisný (pre seba). Viac som počul, ako som myslel. — Keby sa len dobrým spôsobom mohol zasa dostať von!</text:p>
        <text:p text:style-name="P7"/>
        <text:p text:style-name="P34"/>
        <text:p text:style-name="P34"><text:soft-page-break/>Výstup 4.</text:p>
        <text:p text:style-name="P3"/>
        <text:p text:style-name="P30">Štefan, predošl<text:span text:style-name="T18">í</text:span>.</text:p>
        <text:p text:style-name="P30"/>
        <text:p text:style-name="P3">Štefan (preoblečený za vodnára, s putňou na chrbte). Vodu, vodičku, čerstvú vodu! <text:span text:style-name="T19">T</text:span>u je na rozkaz, pani urodzenká moja drahá.</text:p>
        <text:p text:style-name="P3">Dudra (nahnevane). Nepotrebujeme dnes.</text:p>
        <text:p text:style-name="P3">Lenka (pozná Štefana, ticho). Dobre, že si prišiel, Úlisný je skrytý tamto v kadi.</text:p>
        <text:p text:style-name="P3">Štefan. Ach, či tak — no, počkaj, vytopíme sysla.</text:p>
        <text:p text:style-name="P3">Lenka (pochlebujúc). Tetuška moja, nehne­vajte sa, ale práčky dnes prídu, voda je nevy­hnutne potrebná. Tamto stojí už i kaďa prihotovená.</text:p>
        <text:p text:style-name="P3">Štefan. Na rozkaz som prišiel, pani urodzenká, a vodička ako kryštál čistá a čerstvá, ešte ľad po nej pláva. Mám tu dve putne.</text:p>
        <text:p text:style-name="P3">Dudra. Nuž, pre mňa ju vylejte.</text:p>
        <text:p text:style-name="P3">Štefan. Kdeže ju, prosím, vyliať?</text:p>
        <text:p text:style-name="P3">Dudra (cez plece). Nuž tamto do kade.</text:p>
        <text:p text:style-name="P25"><text:span text:style-name="T1">Štefan. </text:span><text:span text:style-name="T3">(mihajú sa </text:span><text:span text:style-name="T1">potuteľne).</text:span></text:p>
        <text:p text:style-name="P3">Lenka. <text:span text:style-name="T19">(mihajú sa potuteľne).</text:span></text:p>
        <text:p text:style-name="P3"><text:soft-page-break/>Úlisný (pre seba). No, prisám Bohu, už som si dal! Azda sa nezbláznili!</text:p>
        <text:p text:style-name="P3">Lenka (vyjde von a donesie druhú putňu).</text:p>
        <text:p text:style-name="P25"><text:span text:style-name="T1">Štefan. </text:span><text:span text:style-name="T3">(lejú naraz) </text:span><text:span text:style-name="T1">Ho</text:span><text:span text:style-name="T3">h</text:span><text:span text:style-name="T1">oj, bude to zvárka!</text:span></text:p>
        <text:p text:style-name="P8">Lenka. <text:span text:style-name="T19">(lejú naraz) </text:span>Ho<text:span text:style-name="T19">h</text:span>oj, bude to zvárka!</text:p>
        <text:p text:style-name="P3">Úlisný (vyskočí z kade). Sberba — zbojníci — <text:span text:style-name="T19">l</text:span>optoši — oplani! — Jaj, kašeľ, lámka. (Habk<text:span text:style-name="T19">á</text:span> si plecia a kolená.) Zamrznem, pre pána Jána! Jaj! Dýchať, dýchať mi nedá!</text:p>
        <text:p text:style-name="P26"><text:span text:style-name="T3">Štefan. </text:span><text:span text:style-name="T1">(smejú sa).</text:span></text:p>
        <text:p text:style-name="P3">Lenka. <text:span text:style-name="T19">(smejú sa).</text:span></text:p>
        <text:p text:style-name="P3">Štefan. <text:span text:style-name="T19">Ľ</text:span>a<text:span text:style-name="T19">ľ</text:span>a, sysel!</text:p>
        <text:p text:style-name="P3">Dudra (zdesená padá na kolená). Chváľ každý duch Hospodina! Či sa mi sníva, či je duch, či človek?</text:p>
        <text:p text:style-name="P3">Lenka (dvíha <text:span text:style-name="T19">j</text:span>u). Ja myslím, tetuška, že je to vodné teľa.</text:p>
        <text:p text:style-name="P3">Štefan. Nie vodné, ale hodné teľa; veď je to pán Úlisný!</text:p>
        <text:p text:style-name="P3">Starý zaľúbenec.</text:p>
        <text:p text:style-name="P47">Dudra. Nemožno!</text:p>
        <text:p text:style-name="P47">Úlisný. Zbojstvo, klamstv<text:span text:style-name="T19">o</text:span> neslýchané! — Brrr — zima! (Behá.)</text:p>
        <text:p text:style-name="P47">Štefan. On je to, on; tu mu ešte parochňa po vode pláva. (Vytiahne a postaví mu ju na hlavu.) No, h<text:span text:style-name="T19">ľ</text:span>a, už je okantárený.</text:p>
        <text:p text:style-name="P47"><text:soft-page-break/>Dudra (zalamujúc rukami). Ale, pán Úlisný! Nuž či z rozumu pochodíte? — Nuž akože ste sa dostali do tej kade?</text:p>
        <text:p text:style-name="P47">Úlisný. Ako? To ja veru už sám neviem. (Stranou.) To je preš. (Nahlas.) Vidíte, pani su­sedka, — brrr — zima — kaďa do mňa nemôže, nuž tak prirodzenejšie je, že som ja vošiel do kade. Známo vám bude, že ľudí zachváti nie­kedy neodolateľný sen, ako, hľa, toho hospo­dára v Novohrade, čo pred 15. rokmi pár me­siacov v akejsi jaskyni utiahnutý spal. Musíš si ľahnúť, či chceš, či nechceš, a spíš, spíš, kým ťa neprebudia. I mňa taký sen zašiel, musel som si chcej-nechce<text:span text:style-name="T19">j</text:span> ľahnúť; nuž som v kadi siestu <text:span text:style-name="T19">o</text:span>dbavoval — brrr!</text:p>
        <text:p text:style-name="P47">Štefan. No, vidíte, ktovie, či by ste na večnosť neboli zaspali, ak vás neprebudíme; nám teraz takrečeno svoj život máte ďakovať. — Ufá<text:span text:style-name="T19">m</text:span>e, sa, že nám za odmenu vykonáte krížik.</text:p>
        <text:p text:style-name="P47">Úlisný. Loptoš — na kríž ťa pribiť alebo na koleso. Huj! Sprepadená zima! Môžem si zas <text:span text:style-name="T19">o</text:span>patri<text:span text:style-name="T19">ť</text:span> revalentu-arabiku.</text:p>
        <text:p text:style-name="P47">Lenka. Nepočúvajte, tetuška: to staré tr<text:span text:style-name="T19">l</text:span>o vliezlo do kade len preto, aby mohlo načúvať, čo sa budeme shovárať.</text:p>
        <text:p text:style-name="P3">Dudra (krúti hlavou). Už akokoľvek, pán Úlisný, ale to na nijaký spôsob nie je v svojom poriadku. Fuj!</text:p>
        <text:p text:style-name="P3"><text:soft-page-break/>Úlisný. Darmo je, darmo, súsedka (trasie sa); z kade som vyšiel, teraz len z tohto mokrého von.</text:p>
        <text:p text:style-name="P3">Štefan. Dajte sem ten chomút. (Pomáha mu vyzliecť kabát.)</text:p>
        <text:p text:style-name="P3">Lenka. Pokým donesú vám z domu suché šaty, oblečte si zatiaľ tetuškine. Chlapských tu nemáme. (Berie s klinca plášť a podáva mu ho.)</text:p>
        <text:p text:style-name="P3">Úisný. Sem ho, srdce moje, sem, aby som doktorovi Lesebuchovi nemusel zasa platiť za <text:span text:style-name="T19">ž</text:span>ilu, ak by som dostal zapálenie pľúc. (Oblieka sa.)</text:p>
        <text:p text:style-name="P9">Štefan. Alebo ka<text:span text:style-name="T19">ch</text:span>. A tuto, aby ste nedostali zapálenie rozumu, tento kapišón. (K<text:span text:style-name="T19">a</text:span>die mu ho na hlavu.)</text:p>
        <text:p text:style-name="P3">Úlisný. Mozgov, mozgov, môj drahý, nie roz­umu.</text:p>
        <text:p text:style-name="P3">Štefan. Tak je, tak — lebo čoho niet, to sa ani zapáliť nemôže.</text:p>
        <text:p text:style-name="P3">Lenka. Sadnite si — tak! A pritiahnite ko­lená. (Kladie mu stolček pod nohy.)</text:p>
        <text:p text:style-name="P8">Úlisný (k Štefanovi, ktorý mu pod bradou priťahuje kapišón). No, nebláznite sa, vodnár, a nesťahujte tak, lebo ma zahrdúsite. — Brrr, už mi je trochu teplejšie.</text:p>
        <text:p text:style-name="P3">Štefan. Pekný, krásny exemplár; len ho na žŕďku zopchnúť a do múzea poslať.</text:p>
        <text:p text:style-name="P3">Lenka (pokloní sa pred ním). Na zdravie vin­šujem kúpeľ.</text:p>
        <text:p text:style-name="P3">Štefan. Rovným spôsobom. (Pokloní sa.)</text:p>
        <text:p text:style-name="P10">Úlisný. Prašiny! Nech vás čert vezme už <text:span text:style-name="T19">m</text:span>a v kostiach l<text:span text:style-name="T19">á</text:span>me!</text:p>
        <text:p text:style-name="P3"><text:soft-page-break/>Dudra (kročí pred neho, prizrie sa mu a <text:span text:style-name="T19">z</text:span>a<text:span text:style-name="T19">lomí</text:span> rukami.) Ach, Bože, je toto strašidlo! (Stra­nou.) No, na za<text:span text:style-name="T19">ľ</text:span>úbanie je nie, to sa musí do­pustiť, a podliak je, to je tiež pravda.</text:p>
        <text:p text:style-name="P3"/>
        <text:p text:style-name="P30">Výstup 5.</text:p>
        <text:p text:style-name="P3"/>
        <text:p text:style-name="P30">Novinka, predošl<text:span text:style-name="T19">í</text:span>.</text:p>
        <text:p text:style-name="P47"/>
        <text:p text:style-name="P44">Novinka (vbehne). Dobré ráno, dobré ráno! Akože sa máte? Dobre ste spali? Zdraví ste? <text:span text:style-name="T20">V</text:span>e<text:span text:style-name="T20">ď</text:span> je to najlepšie, ke<text:span text:style-name="T20">ď</text:span> ste len hodne zdraví. Aha, tuto vidím nejakú novú vizitu! — S<text:span text:style-name="T20">l</text:span>užobkyňa — s kýmže mám šťastie?</text:p>
        <text:p text:style-name="P47">Úlisný (pre seba). Tu máš zasa! Kde čert nedostihne, ta pošle starú babu.</text:p>
        <text:p text:style-name="P47">Lenka (ukazujúc na Úlisného). Mám šťastie predstaviť našu rodinku, moju strynkú.</text:p>
        <text:p text:style-name="P47">Novinka, (klania sa). No, to ma veru veľmi, to ma veru nevýslovne teší. No, ako by nie taká fajn osoba, no, ach, ach, no, a prosím pani sestru o budúce priateľstvo; a keď si už <text:span text:style-name="T20">i</text:span> tuto so sestričkou Dudrou tykáme, nuž budeme, áno i my ty, však ver’ áno?</text:p>
        <text:p text:style-name="P3"><text:soft-page-break/>Úlisný. <text:span text:style-name="T20">(</text:span>m<text:span text:style-name="T20">u</text:span>m<text:span text:style-name="T20">l</text:span>e).</text:p>
        <text:p text:style-name="P3">Novinka. No, to ma veru teší, že sme <text:span text:style-name="T20">si</text:span> potykaly. Ja síce málo hovorím, ale zato som veľmi dôverná, taká, nuž bez všetkých okolkov áno. No, a teraz, drahá moja sestrička, mu­síme sa po priateľsky bozkať. (Hodí sa na <text:span text:style-name="T20">Ú</text:span>lisného a, hoci sa on bráni, bozká ho.)</text:p>
        <text:p text:style-name="P3">Úlisný (pre seba). Dotieravá slepá mucha!</text:p>
        <text:p text:style-name="P25"><text:span text:style-name="T1">Štefan. </text:span><text:span text:style-name="T4">(smejú sa)</text:span></text:p>
        <text:p text:style-name="P25"><text:span text:style-name="T1">Lenka. </text:span><text:span text:style-name="T4">(smejú sa)</text:span></text:p>
        <text:p text:style-name="P11">Novinka. A teraz, moje drahé dušičky, budem vám čosi novučičkého-nového a veľmi intere­santného rozprávať. Počúvajte len: Mala som ísť k pani Darobke na priadky, idúcky však zasko­čím k pani Klebietke, a koho vám tam nájdem — pani Topárku a pani poštárovú Tarandu, a tá vám rozpráva, že jej muž asi pred hodinou na jej vlastné oči ukázal list s 12-mi pečaťami. A v tom liste vám bolo 40.000 korún v samých čírych čo najtvrdších toliaroch. — No a há­dajte, na koho bola adresa? No, chytro há­dajte, na, na, na Štefana Zurvalca!</text:p>
        <text:p text:style-name="P25"><text:span text:style-name="T1">Lenka. </text:span><text:span text:style-name="T4">Čo?</text:span></text:p>
        <text:h text:style-name="P60" text:outline-level="3"><text:bookmark-start text:name="bookmark7"/>Štefan.<text:bookmark-end text:name="bookmark7"/> <text:span text:style-name="T20">Čo?</text:span></text:h>
        <text:p text:style-name="P3">Dudra (zadivená). 40.000 korún — nemožno!</text:p>
        <text:p text:style-name="P3"><text:soft-page-break/>Novinka. Srdce moje, to inakšie nemáš. Ja málo hovorím, ale čo raz poviem — — o tom niet pochybnosti. — Okrem toho bol vraj i kaštieľ, pivovar a veľká záhrada v liste.</text:p>
        <text:p text:style-name="P3">Dudra. Ach, čo nepovieš! Ej, či to za list!</text:p>
        <text:p text:style-name="P3">Úlisný (kašle). Oh!</text:p>
        <text:p text:style-name="P3">Dudra. Nuž ale ako a od koho pochádza ten list?</text:p>
        <text:p text:style-name="P11">Novinka. Na liste bol poštový kolok tam voľakde <text:span text:style-name="T20">z</text:span> to<text:span text:style-name="T20">ho</text:span> — no akože sa volá — z — — Hámrika —</text:p>
        <text:p text:style-name="P12">Štefan. Azda Amerika.</text:p>
        <text:p text:style-name="P35">Novinka. To, to, Arnika. To <text:span text:style-name="T20">m</text:span>á by<text:span text:style-name="T20">ť</text:span> tam voľakde za Radvaňo<text:span text:style-name="T20">u</text:span> naľavo.</text:p>
        <text:p text:style-name="P25"><text:span text:style-name="T1">Štefan. Umrel mu tam starý svobodný strýc, bohat</text:span><text:span text:style-name="T4">ý</text:span><text:span text:style-name="T1"> koželuh.</text:span></text:p>
        <text:p text:style-name="P3">Lenka (trhne ho za kabát). Ticho, vodnár! —</text:p>
        <text:p text:style-name="P3">Štefan. No, to ma veru teší; lebo Štefan Zur­valec bol šuhaj dobrý.</text:p>
        <text:p text:style-name="P3">Dudra. Ľahkomyseľný darebák bol vždy. Medzitým možno, že sa teraz zmení.</text:p>
        <text:p text:style-name="P3">Novinka, jedno som vám už vyrozprávala; ale ešte jedno. Hm! (K Úlisnému.) Neviem, či ti je známo — ale neviem ti meno, akože ťa vo­lajú? — Odpusť, sestrička, si takej veľmi tichej povahy.</text:p>
        <text:p text:style-name="P3">Lenku. Jaj, naša strynká Dorka je veľmi han­blivá, keď to málo bývalo v meste.</text:p>
        <text:p text:style-name="P11"><text:soft-page-break/>Novinka. Dorka, no, to veru milé meno, áno. — Nuž, Dorka moja milá, neviem, azda si už počula, vieš, okolo tvojej rodinky a tuto Lenu<text:span text:style-name="T20">š</text:span>ky obšmietal sa pán sused. No, nerada ohováram. Bože, uchovaj, ale čo pravda, to pravda, ale je to starý, špatný a úžerný chriašteľ.</text:p>
        <text:p text:style-name="P3">Úlisný <text:span text:style-name="T20">(</text:span>pokašľáva a napráva si kapišón).</text:p>
        <text:p text:style-name="P11">Štefan (k Úlisnému). Dorka, či vás <text:span text:style-name="T20">už </text:span>zo­hrieva?</text:p>
        <text:p text:style-name="P36">Novinka. Len ako ti, prosím ťa, s tou novinkou o tom Zurvalcovom liste sem letím, tu t<text:span text:style-name="T20">i</text:span> vidím žandárov stáť pred Úlisných domom —</text:p>
        <text:p text:style-name="P3">Úlisný (zdesene). Žandárov!?</text:p>
        <text:p text:style-name="P3">Novinka (stranou). Ale má tá Dorka hrubý <text:span text:style-name="T20">h</text:span>las! (Nahlas.) Áno, žandárov, prosím ťa, no, však som ich na vlastné oči videla.</text:p>
        <text:p text:style-name="P3">Dudra. A potom?</text:p>
        <text:p text:style-name="P3">Novinka. Žandárov veru, prosím ťa, a ľudí kopu. Čože toto, deti moje, reku, čože sa tu robí? — pýtam sa sem a tam, takto a takto, toto a toto — len vám počujem, čo vám po­čujem — prosím vás —</text:p>
        <text:p text:style-name="P3">Úlisný (skľúčeným hlasom). <text:span text:style-name="T20">Č</text:span>o počujete?</text:p>
        <text:p text:style-name="P3">Novinka. Nuž áno, počujem vám, prosím vás, drahí moji, počujem, že tí žandári prišli pre pána Úlisného, lebo že sa mu dokázalo, že nejaké falošné obligácie porobil.</text:p>
        <text:p text:style-name="P3"><text:soft-page-break/>Dudra. (strmo Ach, nemožná vec!</text:p>
        <text:p text:style-name="P3">Lenka. jeden za <text:span text:style-name="T20">druhým). </text:span>Hľa, vidíte statočnosť!</text:p>
        <text:p text:style-name="P3">Štefan. Servus, Dorka!</text:p>
        <text:p text:style-name="P3">Úlisný. Som ztratený! (Beží von.)</text:p>
        <text:p text:style-name="P3"/>
        <text:p text:style-name="P30">Výstup 6.</text:p>
        <text:p text:style-name="P3"/>
        <text:p text:style-name="P30">Predošl<text:span text:style-name="T20">í</text:span> okrem Úlisného.</text:p>
        <text:p text:style-name="P3"/>
        <text:p text:style-name="P30">Novinka (preľaknutá). Dorka! Dorka! — Čože jej je?</text:p>
        <text:p text:style-name="P3">Dudra. Zle je, hlava sa mi krúti. Madra, madra!</text:p>
        <text:p text:style-name="P3">Novinka. Ale Dorka — čože je s tou?</text:p>
        <text:p text:style-name="P3">Štefan (smeje sa). Dora pošla za Durákom. Horká vaša Dorka, a nie sladká. Nuž či ste nevideli, že to Úlisný?</text:p>
        <text:p text:style-name="P3">Lanku. A veru Úlisný. Chcel načúva<text:span text:style-name="T20">ť,</text:span> oplan, vtiahol sa do kade a tam sa mu dostalo doko­nalého krstu, ha-ha-ha! Aby nezamrzol, dali sme m<text:span text:style-name="T20">u</text:span> tet<text:span text:style-name="T20">k</text:span>ine šaty. A teraz ste mu, pani Novinka, zakúrili, no, to už vonkoncom preniesť nemohol — zutekal.</text:p>
        <text:p text:style-name="P27"><text:span text:style-name="T1">Novinka. Ach, ach, n</text:span><text:span text:style-name="T4">o,</text:span><text:span text:style-name="T1"> už nepoviem nič! Nuž či to už niekto slýchal na tomto </text:span><text:soft-page-break/><text:span text:style-name="T1">hriešnom svete? — To je znamenité, to sa mi páči. Jaj, to musím hneď </text:span><text:span text:style-name="T4">í</text:span><text:span text:style-name="T1">sť za horúca r</text:span><text:span text:style-name="T4">oz</text:span><text:span text:style-name="T1">právať — ach!</text:span></text:p>
        <text:p text:style-name="P3">Dudra. Úlisný, Úlisný, veď si mne ty zapražil! Zle mi je, zle, len sem chytro tej mačej madry medzi zuby.</text:p>
        <text:p text:style-name="P3">Štefan. Ke<text:span text:style-name="T20">ď</text:span> je vec raz v behu, nechže teda beží. (Odhodí vrchný kabát a strojené vlasy i bradu.) Pani Dudra, odpusťte, to som ja. Počuli ste môj a počuli ste Úlisného osud. Pomocou dobrotivého Boha divným spôsobom prišiel som do toho položenia, že Lenkinu bu­dúcnosť môžem úplne zabezpečiť. Ja ju ľúbim, ona mňa, a Úlisného horúcu lásku sme už ochladili.</text:p>
        <text:p text:style-name="P13">Dudra. Nuž si to ty, Štefan? Ty šeľma — to je moc — ja zamdl<text:span text:style-name="T20">i</text:span>evam —</text:p>
        <text:p text:style-name="P3">Štefan. Prosím, len počkajte trošku — kým vám podám stoličku. (Podáva stoličku.) Tak! No, teraz — sadnite — už môžete zamdlie<text:span text:style-name="T20">ť</text:span>. A vy, pani Novinka, doneste chytro mače<text:span text:style-name="T20">j</text:span> madry.</text:p>
        <text:p text:style-name="P3">Novinka. Pošlem ju zaraz, len po<text:span text:style-name="T20">s</text:span>hovejte; teraz musím utekať, lebo dostanem pípe<text:span text:style-name="T20">ť</text:span> na jazyk. Znamenite! — Úlisný v kúpeli, Štefan bohatý dedič, Lenka sa vydáva. (Číta si na prstoch.) Budúže tie načúvať! — Ta, len ta, aby ma iný nepredbehol. (Odbehne.)</text:p>
        <text:p text:style-name="P14"/>
        <text:p text:style-name="P37"><text:soft-page-break/></text:p>
        <text:p text:style-name="P37">V<text:tab/>ýstup 7.</text:p>
        <text:p text:style-name="P3"/>
        <text:p text:style-name="P30">Predošlí bez Novinky.</text:p>
        <text:p text:style-name="P3"/>
        <text:p text:style-name="P30">Štefan. Hej, pani Novinka, počk<text:span text:style-name="T20">a</text:span>jteže! — No, to je najkrajšie, práve teraz, keď je najpotreb­nejšia, odletí ako gáfor.</text:p>
        <text:p text:style-name="P3">Lenka. Jaj, bojím sa, Štefan. Tetka prevracia oči. Pomáhaj!</text:p>
        <text:p text:style-name="P3">Štefan. Drž ju, drž, aby nepadla. Počkaj, tuto bude ešte trocha vody. (Chce jej vyliať pu<text:span text:style-name="T20">t</text:span>ňu vody na hlavu.)</text:p>
        <text:p text:style-name="P3">Lenka. Nelej, Šte<text:span text:style-name="T20">f</text:span>an, zle pochodíš!</text:p>
        <text:p text:style-name="P3">Štefan. Čímže ju vzkriesiť? — Aha, tuto tabačnica Úlisného, to ju vzkriesi. (Trie jej tabak pod nosom.)</text:p>
        <text:p text:style-name="P3">Dudra (kýcha).</text:p>
        <text:p text:style-name="P3">Štefan. Žije! Vivat!</text:p>
        <text:p text:style-name="P3">Dudra (otvorí oči). Ach, kdeže som? (Kýchne.)</text:p>
        <text:p text:style-name="P3">Lenka. Tu, tetuška, v náručí svojich detí.</text:p>
        <text:p text:style-name="P3">Dudra. Ach, deti moje! (Kýcha.)</text:p>
        <text:p text:style-name="P3"><text:soft-page-break/>Štefan. Tak, tetuška drahá, buďte našou matkou!</text:p>
        <text:p text:style-name="P3">Lenka. Matkou šťastlivých detí!</text:p>
        <text:p text:style-name="P3">Dudra. Ej, to si ešte roz (kýchne) — myslím.</text:p>
        <text:p text:style-name="P3">Štefan. Nerozmýšľajte dlho, lebo kým nepri­volíte, budete neprestajne kýchať.</text:p>
        <text:p text:style-name="P3">Dudra. No, keď je tak, nuž s Pánom Bohom! (Štefan a Lenka kľak<text:span text:style-name="T20">nú</text:span> pred ňou, pravou rukou ich požehnáva a ľavou hrozí sa Lenke.) A ty že už prestaň byť hlavatou! (Zasa ľavou pože­hnáva a pravou šticuje Štefana.) A ty nebuď viac samopašníkom! A tak vás Pán Boh (kýchne) požehnaj!</text:p>
        <text:p text:style-name="P23">Lenka. (naraz) Pán Boh pozdrav!</text:p>
        <text:p text:style-name="P41"><text:span text:style-name="T1">Štefan. </text:span><text:span text:style-name="T4">(naraz) Pán Boh p</text:span><text:span text:style-name="T1">ozdrav!</text:span></text:p>
        <text:p text:style-name="P3"/>
        <text:p text:style-name="P30">(Opona spadne.)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Predvolené_20_písmo_20_odseku" style:display-name="Predvolené písmo odseku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minolta_c322110813050</dc:title>
    <dc:subject/>
    <meta:initial-creator/>
    <meta:keyword/>
    <dc:date>2022-11-29T11:16:28.244000000</dc:date>
    <meta:editing-duration>PT4H56M38S</meta:editing-duration>
    <meta:editing-cycles>12</meta:editing-cycles>
    <meta:generator>LibreOffice/6.3.1.2$Windows_x86 LibreOffice_project/b79626edf0065ac373bd1df5c28bd630b4424273</meta:generator>
    <meta:document-statistic meta:table-count="0" meta:image-count="0" meta:object-count="0" meta:page-count="26" meta:paragraph-count="241" meta:word-count="4121" meta:character-count="24151" meta:non-whitespace-character-count="20163"/>
  </office:meta>
</office:document-meta>
</file>